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T9" style:parent-style-name="DefaultParagraphFont" style:family="text">
      <style:text-properties style:text-position="super 66.6%"/>
    </style:style>
    <style:style style:name="P10" style:parent-style-name="Standard" style:list-style-name="LFO1" style:family="paragraph">
      <style:text-properties style:font-weight-complex="bold" style:font-size-complex="14pt"/>
    </style:style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>
      <style:text-properties style:font-weight-complex="bold" style:font-size-complex="14pt"/>
    </style:style>
    <style:style style:name="P23" style:parent-style-name="Standard" style:list-style-name="LFO2" style:family="paragraph">
      <style:text-properties style:font-weight-complex="bold" style:font-size-complex="14pt"/>
    </style:style>
    <style:style style:name="P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paragraph-properties fo:break-before="page"/>
    </style:style>
    <style:style style:name="TableColumn27" style:family="table-column">
      <style:table-column-properties style:column-width="1.7291in"/>
    </style:style>
    <style:style style:name="TableColumn28" style:family="table-column">
      <style:table-column-properties style:column-width="1.7291in"/>
    </style:style>
    <style:style style:name="TableColumn29" style:family="table-column">
      <style:table-column-properties style:column-width="1.7298in"/>
    </style:style>
    <style:style style:name="TableColumn30" style:family="table-column">
      <style:table-column-properties style:column-width="1.7298in"/>
    </style:style>
    <style:style style:name="Table26" style:family="table">
      <style:table-properties style:width="6.918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TableCell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TableCell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TableCell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T50" style:parent-style-name="DefaultParagraphFont" style:family="text">
      <style:text-properties style:text-position="super 66.6%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weight-complex="bold" style:font-size-complex="14pt"/>
    </style:style>
  </office:automatic-styles>
  <office:body>
    <office:text text:use-soft-page-breaks="true">
      <text:p text:style-name="P1">Proposal – Multi-threaded Search Algorithm</text:p>
      <text:p text:style-name="Standard"/>
      <text:p text:style-name="Standard"><text:span text:style-name="T2">Team</text:span><text:span text:style-name="T3"><text:line-break/></text:span>Group D2</text:p>
      <text:p text:style-name="Standard">Quinn Murphy (NETID: qmurphy, Section D)</text:p>
      <text:p text:style-name="Standard">Ben Williams (NETID: bww1, Section D)</text:p>
      <text:p text:style-name="Standard"/>
      <text:p text:style-name="Standard"><text:span text:style-name="T4">Project Idea</text:span><text:line-break/>We are going to create an<text:s/>optimized multi-threaded search program that determines different information about a data set. The program at minimum must contain the following:</text:p>
      <text:p text:style-name="P5"/>
      <text:list text:style-name="LFO1" text:continue-numbering="true">
        <text:list-item>
          <text:p text:style-name="P6">Automatic calibration to determine the point at which making threads is no longer effective.</text:p>
        </text:list-item>
        <text:list-item>
          <text:p text:style-name="P7">Be able to calculate the minimum/maximum of the data set and successor/predecessor of an element.</text:p>
        </text:list-item>
        <text:list-item>
          <text:p text:style-name="P8">Sort the data set in O(n<text:span text:style-name="T9">2</text:span>)</text:p>
        </text:list-item>
        <text:list-item>
          <text:p text:style-name="P10">Compile the algorithm as a library and be able to link it in other programs.</text:p>
        </text:list-item>
        <text:list-item>
          <text:p text:style-name="P11">Extra Credit: Sort the data set in O(nlog(n))</text:p>
        </text:list-item>
        <text:list-item>
          <text:p text:style-name="P12">Extra Credit: Be able to calculate the mean, median, and mode averages and standard deviation of the data set.</text:p>
        </text:list-item>
      </text:list>
      <text:p text:style-name="Standard"/>
      <text:p text:style-name="Standard"><text:span text:style-name="T13">Topics From Class</text:span><text:line-break/>The following class topics will be included in this project:</text:p>
      <text:p text:style-name="P14"/>
      <text:list text:style-name="LFO2" text:continue-numbering="true">
        <text:list-item>
          <text:p text:style-name="P15">Multi-threading</text:p>
        </text:list-item>
        <text:list-item>
          <text:p text:style-name="P16">POSIX System Calls</text:p>
        </text:list-item>
        <text:list-item>
          <text:p text:style-name="P17">Libraries</text:p>
        </text:list-item>
      </text:list>
      <text:p text:style-name="Standard"/>
      <text:p text:style-name="P18">Timeline</text:p>
      <text:p text:style-name="Standard">Week 1:</text:p>
      <text:list text:style-name="LFO2" text:continue-numbering="true">
        <text:list-item>
          <text:p text:style-name="P19">Finish proposal.</text:p>
        </text:list-item>
        <text:list-item>
          <text:p text:style-name="P20">Write<text:s/>code that determine the point at which it is inefficient to create more threads dividing the data set.</text:p>
        </text:list-item>
      </text:list>
      <text:p text:style-name="Standard">Week 2:</text:p>
      <text:list text:style-name="LFO2" text:continue-numbering="true">
        <text:list-item>
          <text:p text:style-name="P21">Write the code to divide up the data and find the maximum, minimum, etc.</text:p>
        </text:list-item>
      </text:list>
      <text:p text:style-name="Standard">Week 3:</text:p>
      <text:list text:style-name="LFO2" text:continue-numbering="true">
        <text:list-item>
          <text:p text:style-name="P22">Write the code to sort the data set.</text:p>
        </text:list-item>
        <text:list-item>
          <text:p text:style-name="P23">Compile the code as a library and write a test program.</text:p>
        </text:list-item>
      </text:list>
      <text:p text:style-name="Standard"/>
      <text:p text:style-name="P24">Rubric</text:p>
      <text:p text:style-name="Standard">The grading rubric is shown on the next page.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Standard">Part</text:p>
          </table:table-cell>
          <table:table-cell table:style-name="TableCell33">
            <text:p text:style-name="Standard">Unsatisfactory</text:p>
          </table:table-cell>
          <table:table-cell table:style-name="TableCell34">
            <text:p text:style-name="Standard">Satisfactory</text:p>
          </table:table-cell>
          <table:table-cell table:style-name="TableCell35">
            <text:p text:style-name="Standard">Beyond Satisfactory</text:p>
          </table:table-cell>
        </table:table-row>
        <table:table-row table:style-name="TableRow36">
          <table:table-cell table:style-name="TableCell37">
            <text:p text:style-name="Standard">Determine efficient division of data for threads</text:p>
          </table:table-cell>
          <table:table-cell table:style-name="TableCell38">
            <text:p text:style-name="Standard">Program creates threads and divides up data to an arbitrary block<text:s/>size.</text:p>
            <text:p text:style-name="Standard">[0 – 25 points]</text:p>
          </table:table-cell>
          <table:table-cell table:style-name="TableCell39">
            <text:p text:style-name="Standard">Program determines at what point it would be inefficient to make the block size smaller.</text:p>
            <text:p text:style-name="Standard">[26 – 50 points]</text:p>
            <text:p text:style-name="Standard"/>
          </table:table-cell>
          <table:table-cell table:style-name="TableCell40">
            <text:p text:style-name="Standard">N/A</text:p>
          </table:table-cell>
        </table:table-row>
        <table:table-row table:style-name="TableRow41">
          <table:table-cell table:style-name="TableCell42">
            <text:p text:style-name="Standard">Determine statistics about the data set</text:p>
          </table:table-cell>
          <table:table-cell table:style-name="TableCell43">
            <text:p text:style-name="Standard">Program does not calculate statistics.</text:p>
            <text:p text:style-name="Standard">[0 – 25 points]</text:p>
          </table:table-cell>
          <table:table-cell table:style-name="TableCell44">
            <text:p text:style-name="Standard">Program calculates the maximum/minimum of the data set and<text:s/>predecessor/successor of an element.</text:p>
            <text:p text:style-name="Standard">[26 – 50 points]</text:p>
            <text:p text:style-name="Standard"/>
          </table:table-cell>
          <table:table-cell table:style-name="TableCell45">
            <text:p text:style-name="Standard">Extra Credit: Program calculates mean, median, and mode averages and standard deviation.</text:p>
            <text:p text:style-name="Standard">[51 – 75 points]</text:p>
            <text:p text:style-name="Standard"/>
          </table:table-cell>
        </table:table-row>
        <table:table-row table:style-name="TableRow46">
          <table:table-cell table:style-name="TableCell47">
            <text:p text:style-name="Standard">Sort the data set</text:p>
          </table:table-cell>
          <table:table-cell table:style-name="TableCell48">
            <text:p text:style-name="Standard">Program does not sort the data</text:p>
            <text:p text:style-name="Standard">[0 – 25 points]</text:p>
          </table:table-cell>
          <table:table-cell table:style-name="TableCell49">
            <text:p text:style-name="Standard">Program sorts the data in O(n<text:span text:style-name="T50">2</text:span>) time.</text:p>
            <text:p text:style-name="Standard">[26 – 50 points]</text:p>
            <text:p text:style-name="Standard"/>
          </table:table-cell>
          <table:table-cell table:style-name="TableCell51">
            <text:p text:style-name="Standard">Extra Credit: Program sorts the data in O(nlog(n)) time.</text:p>
            <text:p text:style-name="Standard">[51 – 75 points]</text:p>
            <text:p text:style-name="Standard"/>
          </table:table-cell>
        </table:table-row>
        <table:table-row table:style-name="TableRow52">
          <table:table-cell table:style-name="TableCell53">
            <text:p text:style-name="Standard">Compile as a library</text:p>
          </table:table-cell>
          <table:table-cell table:style-name="TableCell54">
            <text:p text:style-name="Standard">Program does not compile as a usable library.</text:p>
            <text:p text:style-name="Standard">[0 – 25 points]</text:p>
          </table:table-cell>
          <table:table-cell table:style-name="TableCell55">
            <text:p text:style-name="Standard">Program compiles as a library.</text:p>
            <text:p text:style-name="Standard">[26 – 50 points]</text:p>
          </table:table-cell>
          <table:table-cell table:style-name="TableCell56">
            <text:p text:style-name="Standard">N/A</text:p>
          </table:table-cell>
        </table:table-row>
      </table:table>
      <text:p text:style-name="Standard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Quinn Murphy</meta:initial-creator>
    <dc:creator>Quinn Murphy</dc:creator>
    <meta:creation-date>2015-04-10T11:31:00Z</meta:creation-date>
    <dc:date>2015-04-11T16:09:00Z</dc:date>
    <meta:template xlink:href="Normal" xlink:type="simple"/>
    <meta:editing-cycles>3</meta:editing-cycles>
    <meta:editing-duration>PT15300S</meta:editing-duration>
    <meta:document-statistic meta:page-count="2" meta:paragraph-count="4" meta:word-count="334" meta:character-count="2235" meta:row-count="15" meta:non-whitespace-character-count="1905"/>
  </office:meta>
</office:document-meta>
</file>